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text-properties fo:font-size="20pt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1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1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5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0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4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5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6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7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5" style:font-size-asian="32pt" style:font-style-asian="italic" style:font-weight-asian="normal" style:font-name-complex="Consola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5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6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67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04">spring.jmx.enabled=</text:span><text:span text:style-name="T205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15" draw:text-style-name="P6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5" draw:text-style-name="P6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5" draw:text-style-name="P6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5" draw:text-style-name="P6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5" draw:text-style-name="P6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5"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5"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5"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5"><text:span text:style-name="T5">- </text:span></text:p>
            </draw:text-box>
          </draw:frame>
        </presentation:notes>
      </draw:page>
      <draw:page draw:name="page8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6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><text:span text:style-name="T263"/></text:p>
            <text:p><text:span text:style-name="T263">Avec la participation attentive et bienveillante de </text:span><text:span text:style-name="T264">Valentin Batard</text:span><text:span text:style-name="T263"> (dans le rôle de la MOA)</text:span></text:p>
            <text:p><text:span text:style-name="T263"/></text:p>
            <text:p text:style-name="P22"><text:span text:style-name="T265">Insee</text:span></text:p>
            <text:p text:style-name="P22"><text:span text:style-name="T266">Établissement : </text:span><text:span text:style-name="T267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5H32M55S</meta:editing-duration>
    <meta:editing-cycles>1413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06T17:52:20.328000000</dc:date>
    <dc:creator>Philippe Sabaa</dc:creator>
    <meta:document-statistic meta:object-count="478"/>
  </office:meta>
</office:document-meta>
</file>